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Node.internalRemoveChild( Node oldChild , boolean repla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ParentNode.nodeListGetLengt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rentNode.getFir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has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cloneNode( boolean de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rDataRecord.UserDataRecord(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Node.setOwnerDocument( CoreDocumentImpl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entNode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checkNormalizationAfterRemove( ChildNode previousSibl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Node.nodeListItem( int index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arentNode.replaceChild( Node newChild , Node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Node.norm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entNode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setReadOnly( boolean readOnly , boolean de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entNode.hasTextContent( Node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get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entNode.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getTextContent( StringBuffer bu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Node.checkNormalizationAfterInsert( ChildNode inserted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entNod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isEqualNode( Node ar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entNode.getText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entNode.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lastChild( Child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Node.ParentNode( CoreDocumentImpl owner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Node.setTextContent( String text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Node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Node.internalInsertBefore( Node newChild , Node refChild , boolean replac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ParentNode.get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Node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Node.getChildNodesUnoptim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entNode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